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005" officeooo:paragraph-rsid="00125005"/>
    </style:style>
    <style:style style:name="P2" style:family="paragraph" style:parent-style-name="Standard" style:list-style-name="L1">
      <style:text-properties officeooo:rsid="00125005" officeooo:paragraph-rsid="00125005"/>
    </style:style>
    <style:style style:name="P3" style:family="paragraph" style:parent-style-name="Standard" style:list-style-name="L1">
      <style:text-properties officeooo:paragraph-rsid="00125005"/>
    </style:style>
    <style:style style:name="P4" style:family="paragraph" style:parent-style-name="Standard" style:list-style-name="L1">
      <style:text-properties officeooo:paragraph-rsid="0012d06c"/>
    </style:style>
    <style:style style:name="P5" style:family="paragraph" style:parent-style-name="Standard" style:list-style-name="L1">
      <style:text-properties officeooo:rsid="0012d06c" officeooo:paragraph-rsid="0012d06c"/>
    </style:style>
    <style:style style:name="T1" style:family="text">
      <style:text-properties officeooo:rsid="00125005"/>
    </style:style>
    <style:style style:name="T2" style:family="text">
      <style:text-properties fo:color="#000000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005032" style:font-name="Monospace" fo:font-size="10pt" style:font-size-asian="10pt"/>
    </style:style>
    <style:style style:name="T6" style:family="text">
      <style:text-properties officeooo:rsid="0012d0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:</text:p>
      <text:p text:style-name="P1"/>
      <text:list xml:id="list3043960334811246217" text:style-name="L1">
        <text:list-item>
          <text:p text:style-name="P2">Problem with angle increment of laser with stdr</text:p>
        </text:list-item>
        <text:list-item>
          <text:p text:style-name="P2">Laser filter / obviously</text:p>
        </text:list-item>
        <text:list-item>
          <text:p text:style-name="P3"><text:span text:style-name="T1">optimize </text:span><text:span text:style-name="T2">RosLaserPM::updateFilter</text:span><text:span text:style-name="T3">(</text:span><text:span text:style-name="T5">Filter</text:span><text:span text:style-name="T3">&amp; filter)</text:span></text:p>
        </text:list-item>
        <text:list-item>
          <text:p text:style-name="P3"><text:span text:style-name="T1">optimize </text:span><text:span text:style-name="T2">RosLaserPM::rangesToCoordinates</text:span><text:span text:style-name="T3">(std::</text:span><text:span text:style-name="T5">vector</text:span><text:span text:style-name="T3">&lt;</text:span><text:span text:style-name="T4">float</text:span><text:span text:style-name="T3">&gt;&amp; ranges)</text:span></text:p>
        </text:list-item>
        <text:list-item>
          <text:p text:style-name="P3"><text:span text:style-name="T1">optimize </text:span><text:span text:style-name="T2">RosMap::getProbability</text:span><text:span text:style-name="T3">(</text:span><text:span text:style-name="T4">double</text:span><text:span text:style-name="T3"> x, </text:span><text:span text:style-name="T4">double</text:span><text:span text:style-name="T3"> y)</text:span></text:p>
          <text:list>
            <text:list-item>
              <text:p text:style-name="P2">make pointInMapToOrigin and getProbability able to mange arrays</text:p>
            </text:list-item>
          </text:list>
        </text:list-item>
        <text:list-item>
          <text:p text:style-name="P4"><text:span text:style-name="T6">optimize </text:span><text:span text:style-name="T2">RosMap::calcProbMap</text:span><text:span text:style-name="T3">()</text:span></text:p>
          <text:list>
            <text:list-item>
              <text:p text:style-name="P5">precalculate filter</text:p>
            </text:list-item>
          </text:list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1:43:47.465775806</meta:creation-date>
    <dc:date>2016-02-11T12:04:56.862472402</dc:date>
    <meta:editing-duration>PT5M59S</meta:editing-duration>
    <meta:editing-cycles>1</meta:editing-cycles>
    <meta:document-statistic meta:table-count="0" meta:image-count="0" meta:object-count="0" meta:page-count="1" meta:paragraph-count="10" meta:word-count="45" meta:character-count="365" meta:non-whitespace-character-count="338"/>
    <meta:generator>LibreOffice/4.2.8.2$Linux_X86_64 LibreOffice_project/420m0$Build-2</meta:generator>
  </office:meta>
</office:document-meta>
</file>